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officeooo:rsid="000e227f" officeooo:paragraph-rsid="000e227f" style:font-size-asian="14pt" style:font-size-complex="16pt"/>
    </style:style>
    <style:style style:name="T1" style:family="text">
      <style:text-properties fo:font-size="18pt" fo:font-weight="bold" officeooo:rsid="000e227f" style:font-size-asian="15.75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Junior Rodeo Schedule</text:span></text:p>
      <text:p text:style-name="P1"><text:span text:style-name="T1"/></text:p>
      <text:p text:style-name="P2"><text:span text:style-name="T2">Opening Ceremonies <text:tab/>Arena Rodeo Grounds <text:s text:c="3"/>02/06/2021 <text:s text:c="3"/>12:00am</text:span></text:p>
      <text:p text:style-name="P2"><text:span text:style-name="T2"/></text:p>
      <text:p text:style-name="P2"><text:span text:style-name="T2">Round 1<text:tab/><text:tab/><text:tab/><text:tab/>Arena Rodeo Grounds <text:s text:c="3"/>02/13/2021 <text:s text:c="3"/>12:00am</text:span></text:p>
      <text:p text:style-name="P2"><text:span text:style-name="T2"/></text:p>
      <text:p text:style-name="P2"><text:span text:style-name="T2">Round 2<text:tab/><text:tab/><text:tab/><text:tab/>Arena Rodeo Grounds <text:s text:c="3"/>02/20/2021 <text:s text:c="3"/>12:00am</text:span></text:p>
      <text:p text:style-name="P2"><text:span text:style-name="T2"/></text:p>
      <text:p text:style-name="P2"><text:span text:style-name="T2">Round 3<text:tab/><text:tab/><text:tab/><text:tab/>Arena Rodeo Grounds <text:s text:c="3"/>02/27/2021 <text:s text:c="3"/>12:00am</text:span></text:p>
      <text:p text:style-name="P2"><text:span text:style-name="T2"/></text:p>
      <text:p text:style-name="P2"><text:span text:style-name="T2">Round 4<text:tab/><text:tab/><text:tab/><text:tab/>Arena Rodeo Grounds <text:s text:c="3"/>03/06/2021 <text:s text:c="3"/>12:00am</text:span></text:p>
      <text:p text:style-name="P2"><text:span text:style-name="T2"/></text:p>
      <text:p text:style-name="P2"><text:span text:style-name="T2">Round 5<text:tab/><text:tab/><text:tab/><text:tab/>Arena Rodeo Grounds <text:s text:c="3"/>03/13/2021 <text:s text:c="3"/>12:00am</text:span></text:p>
      <text:p text:style-name="P2"><text:span text:style-name="T2"/></text:p>
      <text:p text:style-name="P2"><text:span text:style-name="T2">Round 6<text:tab/><text:tab/><text:tab/><text:tab/>Arena Rodeo Grounds <text:s text:c="3"/>03/20/2021 <text:s text:c="3"/>12:00am</text:span></text:p>
      <text:p text:style-name="P2"><text:span text:style-name="T2"/></text:p>
      <text:p text:style-name="P2"><text:span text:style-name="T2">Round 7<text:tab/><text:tab/><text:tab/><text:tab/>Arena Rodeo Grounds <text:s text:c="3"/>03/27/2021 <text:s text:c="3"/>12:00am</text:span></text:p>
      <text:p text:style-name="P2"><text:span text:style-name="T2"/></text:p>
      <text:p text:style-name="P2"><text:span text:style-name="T2">Round 8<text:tab/><text:tab/><text:tab/><text:tab/>Arena Rodeo Grounds <text:s text:c="3"/>04/03/2021 <text:s text:c="3"/>12:00am</text:span></text:p>
      <text:p text:style-name="P2"><text:span text:style-name="T2"/></text:p>
      <text:p text:style-name="P2"><text:span text:style-name="T2">Round 9<text:tab/><text:tab/><text:tab/><text:tab/>Arena Rodeo Grounds <text:s text:c="3"/>04/10/2021 <text:s text:c="3"/>12:00am</text:span></text:p>
      <text:p text:style-name="P2"><text:span text:style-name="T2"/></text:p>
      <text:p text:style-name="P2"><text:span text:style-name="T2">Round 10<text:tab/><text:tab/><text:tab/><text:tab/>Arena Rodeo Grounds <text:s text:c="3"/>04/17/2021 <text:s text:c="3"/>12:00am</text:span></text:p>
      <text:p text:style-name="P2"><text:span text:style-name="T2"/></text:p>
      <text:p text:style-name="P2"><text:span text:style-name="T2">Round 11<text:tab/><text:tab/><text:tab/><text:tab/>Arena Rodeo Grounds <text:s text:c="3"/>04/24/2021 <text:s text:c="3"/>12:00am</text:span></text:p>
      <text:p text:style-name="P2"><text:span text:style-name="T2"/></text:p>
      <text:p text:style-name="P2"><text:span text:style-name="T2">Round 12<text:tab/><text:tab/><text:tab/><text:tab/>Arena Rodeo Grounds <text:s text:c="3"/>05/01/2021 <text:s text:c="3"/>12:00am</text:span></text:p>
      <text:p text:style-name="P2"><text:span text:style-name="T2"/></text:p>
      <text:p text:style-name="P2"><text:span text:style-name="T2">Round 13<text:tab/><text:tab/><text:tab/><text:tab/>Arena Rodeo Grounds <text:s text:c="3"/>05/08/2021 <text:s text:c="3"/>12:00am</text:span></text:p>
      <text:p text:style-name="P2"><text:span text:style-name="T2"/></text:p>
      <text:p text:style-name="P2"><text:span text:style-name="T2">Semi Finals<text:tab/><text:tab/><text:tab/>Arena Rodeo Grounds <text:s text:c="3"/>05/15/2021 <text:s text:c="3"/>12:00am</text:span></text:p>
      <text:p text:style-name="P2"><text:span text:style-name="T2"/></text:p>
      <text:p text:style-name="P2"><text:span text:style-name="T2">Finals<text:tab/><text:tab/><text:tab/><text:tab/>Arena Rodeo Grounds <text:s text:c="3"/>05/22/2021 <text:s text:c="3"/>12:00am</text:span></text:p>
      <text:p text:style-name="P2"><text:span text:style-name="T2"/></text:p>
      <text:p text:style-name="P2"><text:span text:style-name="T2">Closing Ceremonies<text:tab/><text:tab/>Arena Rodeo Grounds <text:s text:c="3"/>05/29/2021 <text:s text:c="3"/>12:00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3:44:01.302000000</meta:creation-date>
    <dc:date>2020-12-29T13:51:04.635000000</dc:date>
    <meta:editing-duration>PT7M3S</meta:editing-duration>
    <meta:editing-cycles>1</meta:editing-cycles>
    <meta:document-statistic meta:table-count="0" meta:image-count="0" meta:object-count="0" meta:page-count="1" meta:paragraph-count="18" meta:word-count="121" meta:character-count="981" meta:non-whitespace-character-count="729"/>
    <meta:generator>LibreOffice/6.2.8.2$Windows_X86_64 LibreOffice_project/f82ddfca21ebc1e222a662a32b25c0c9d20169ee</meta:generator>
  </office:meta>
</office:document-meta>
</file>